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B0000003227576F4E3AF4CC21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otted_20__28_var_29_"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1.028cm" fo:min-width="5.328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434cm" svg:y="3.54cm">
          <draw:image xlink:href="Pictures/10000201000004B0000003227576F4E3AF4CC216.png" xlink:type="simple" xlink:show="embed" xlink:actuate="onLoad">
            <text:p/>
          </draw:image>
        </draw:frame>
        <draw:custom-shape draw:style-name="gr2" draw:text-style-name="P2" draw:layer="layout" svg:width="7.816cm" svg:height="1.736cm" draw:transform="rotate (2.04709667966415) translate (18.064cm 14.07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7cm" svg:height="2cm" svg:x="20.2cm" svg:y="4.699cm">
          <text:p text:style-name="P3"><text:span text:style-name="T1">Depots hi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424.6330567964 59802.098950524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6:34:30.165055014</meta:creation-date>
    <dc:date>2019-09-19T07:49:20.106295857</dc:date>
    <meta:editing-duration>PT4M13S</meta:editing-duration>
    <meta:editing-cycles>2</meta:editing-cycles>
    <meta:generator>LibreOffice/5.4.5.1$MacOSX_X86_64 LibreOffice_project/79c9829dd5d8054ec39a82dc51cd9eff340dbee8</meta:generator>
    <meta:document-statistic meta:object-count="3"/>
  </office:meta>
</office:document-meta>
</file>